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9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normal" fo:font-weight="normal" officeooo:rsid="00250af3" officeooo:paragraph-rsid="001e9451" style:font-size-asian="15pt" style:font-size-complex="15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normal" fo:font-weight="normal" officeooo:rsid="00250af3" officeooo:paragraph-rsid="001e9451" style:font-size-asian="15pt" style:font-size-complex="15pt"/>
    </style:style>
    <style:style style:name="P3" style:family="paragraph" style:parent-style-name="Standard" style:list-style-name="L18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normal" fo:font-weight="normal" officeooo:rsid="00250af3" officeooo:paragraph-rsid="001ffbb3" style:font-size-asian="15pt" style:font-size-complex="15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normal" fo:font-weight="normal" officeooo:rsid="00250af3" officeooo:paragraph-rsid="001ffbb3" style:font-size-asian="15pt" style:font-size-complex="15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normal" fo:font-weight="normal" officeooo:paragraph-rsid="001e9451" style:font-size-asian="15pt" style:font-size-complex="15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normal" fo:font-weight="normal" officeooo:paragraph-rsid="001ffbb3" style:font-size-asian="15pt" style:font-size-complex="15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normal" fo:font-weight="normal" officeooo:rsid="0028fd47" officeooo:paragraph-rsid="001e9451" style:font-size-asian="15pt" style:font-size-complex="15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normal" fo:font-weight="normal" officeooo:rsid="0028fd47" officeooo:paragraph-rsid="001ffbb3" style:font-size-asian="15pt" style:font-size-complex="1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normal" style:text-underline-style="solid" style:text-underline-width="auto" style:text-underline-color="font-color" fo:font-weight="normal" officeooo:rsid="0023aa0c" officeooo:paragraph-rsid="001e9451" style:font-size-asian="15pt" style:font-size-complex="15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normal" style:text-underline-style="solid" style:text-underline-width="auto" style:text-underline-color="font-color" fo:font-weight="normal" officeooo:rsid="0023aa0c" officeooo:paragraph-rsid="001ffbb3" style:font-size-asian="15pt" style:font-size-complex="15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italic" style:text-underline-style="solid" style:text-underline-width="auto" style:text-underline-color="font-color" fo:font-weight="bold" officeooo:rsid="0023aa0c" officeooo:paragraph-rsid="001e9451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font-variant="normal" fo:text-transform="none" fo:color="#000000" style:font-name="Arial" fo:font-size="15pt" fo:letter-spacing="normal" fo:language="ca" fo:country="ES" fo:font-style="italic" style:text-underline-style="solid" style:text-underline-width="auto" style:text-underline-color="font-color" fo:font-weight="bold" officeooo:rsid="0023aa0c" officeooo:paragraph-rsid="001ffbb3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5pt" officeooo:rsid="00357e32" officeooo:paragraph-rsid="001e9451" style:font-size-asian="13.1000003814697pt" style:font-size-complex="15pt"/>
    </style:style>
    <style:style style:name="P14" style:family="paragraph" style:parent-style-name="Standard">
      <style:paragraph-properties fo:text-align="justify" style:justify-single-word="false"/>
      <style:text-properties fo:font-size="15pt" officeooo:rsid="00357e32" officeooo:paragraph-rsid="001ffbb3" style:font-size-asian="13.1000003814697pt" style:font-size-complex="15pt"/>
    </style:style>
    <style:style style:name="P15" style:family="paragraph" style:parent-style-name="Standard">
      <style:paragraph-properties fo:text-align="justify" style:justify-single-word="false"/>
      <style:text-properties fo:font-size="15pt" fo:font-style="normal" style:text-underline-style="none" fo:font-weight="normal" officeooo:rsid="00357e32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5pt" fo:font-style="normal" style:text-underline-style="none" fo:font-weight="normal" officeooo:rsid="00357e32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5pt" fo:font-style="normal" style:text-underline-style="none" fo:font-weight="normal" officeooo:rsid="003586b7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5pt" fo:font-style="normal" style:text-underline-style="none" fo:font-weight="normal" officeooo:rsid="003586b7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 style:list-style-name="L10">
      <style:paragraph-properties fo:text-align="justify" style:justify-single-word="false"/>
      <style:text-properties fo:font-size="15pt" fo:font-style="normal" style:text-underline-style="none" fo:font-weight="normal" officeooo:rsid="003586b7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5pt" fo:font-style="normal" style:text-underline-style="none" fo:font-weight="normal" officeooo:rsid="003586b7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5pt" fo:font-style="normal" style:text-underline-style="none" fo:font-weight="normal" officeooo:rsid="0035bc18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5pt" fo:font-style="normal" style:text-underline-style="none" fo:font-weight="normal" officeooo:rsid="0035bc18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italic" style:text-underline-style="solid" style:text-underline-width="auto" style:text-underline-color="font-color" fo:font-weight="bold" officeooo:rsid="0022772f" officeooo:paragraph-rsid="001e9451" style:font-size-asian="13.1000003814697pt" style:font-style-asian="italic" style:font-weight-asian="bold" style:font-size-complex="15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italic" style:text-underline-style="solid" style:text-underline-width="auto" style:text-underline-color="font-color" fo:font-weight="bold" officeooo:rsid="0022772f" officeooo:paragraph-rsid="001ffbb3" style:font-size-asian="13.1000003814697pt" style:font-style-asian="italic" style:font-weight-asian="bold" style:font-size-complex="15pt" style:font-style-complex="italic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fo:font-style="italic" style:text-underline-style="solid" style:text-underline-width="auto" style:text-underline-color="font-color" fo:font-weight="bold" officeooo:rsid="00220d27" officeooo:paragraph-rsid="001e9451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fo:font-style="italic" style:text-underline-style="solid" style:text-underline-width="auto" style:text-underline-color="font-color" fo:font-weight="bold" officeooo:rsid="00220d27" officeooo:paragraph-rsid="001ffbb3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fo:font-style="italic" style:text-underline-style="solid" style:text-underline-width="auto" style:text-underline-color="font-color" fo:font-weight="bold" officeooo:rsid="0022772f" officeooo:paragraph-rsid="001e9451" style:font-size-asian="15pt" style:font-style-asian="italic" style:font-weight-asian="bold" style:font-size-complex="15pt" style:font-style-complex="italic" style:font-weight-complex="bold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fo:font-style="italic" style:text-underline-style="solid" style:text-underline-width="auto" style:text-underline-color="font-color" fo:font-weight="bold" officeooo:rsid="0022772f" officeooo:paragraph-rsid="001ffbb3" style:font-size-asian="15pt" style:font-style-asian="italic" style:font-weight-asian="bold" style:font-size-complex="15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57e32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57e32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5bc18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 style:list-style-name="L6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5bc18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5bc18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 style:list-style-name="L10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5bc18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 style:list-style-name="L15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5bc18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5bc18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6281f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6281f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 style:list-style-name="L7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 style:list-style-name="L16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7e310" officeooo:paragraph-rsid="001e9451" style:font-size-asian="13.1000003814697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5pt" fo:language="ca" fo:country="ES" fo:font-style="normal" style:text-underline-style="none" fo:font-weight="normal" officeooo:rsid="0037e310" officeooo:paragraph-rsid="001ffbb3" style:font-size-asian="13.1000003814697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fo:font-style="normal" style:text-underline-style="none" fo:font-weight="normal" officeooo:rsid="00220d27" officeooo:paragraph-rsid="001e9451" style:font-size-asian="15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fo:font-style="normal" style:text-underline-style="none" fo:font-weight="normal" officeooo:rsid="00220d27" officeooo:paragraph-rsid="001ffbb3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officeooo:paragraph-rsid="001e9451" style:font-size-asian="15pt" style:font-size-complex="15pt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officeooo:paragraph-rsid="001ffbb3" style:font-size-asian="15pt" style:font-size-complex="15pt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style:text-underline-style="solid" style:text-underline-width="auto" style:text-underline-color="font-color" officeooo:rsid="00220d27" officeooo:paragraph-rsid="001e9451" style:font-size-asian="15pt" style:font-size-complex="15pt"/>
    </style:style>
    <style:style style:name="P50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style:text-underline-style="solid" style:text-underline-width="auto" style:text-underline-color="font-color" officeooo:rsid="00220d27" officeooo:paragraph-rsid="001ffbb3" style:font-size-asian="15pt" style:font-size-complex="15pt"/>
    </style:style>
    <style:style style:name="P51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style:text-underline-style="solid" style:text-underline-width="auto" style:text-underline-color="font-color" officeooo:rsid="0022772f" officeooo:paragraph-rsid="001e9451" style:font-size-asian="15pt" style:font-size-complex="15pt"/>
    </style:style>
    <style:style style:name="P52" style:family="paragraph" style:parent-style-name="Standard" style:list-style-name="L8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style:text-underline-style="none" officeooo:rsid="00220d27" officeooo:paragraph-rsid="001e9451" style:font-size-asian="15pt" style:font-size-complex="15pt"/>
    </style:style>
    <style:style style:name="P53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style:text-underline-style="none" officeooo:rsid="00220d27" officeooo:paragraph-rsid="001e9451" style:font-size-asian="15pt" style:font-size-complex="15pt"/>
    </style:style>
    <style:style style:name="P54" style:family="paragraph" style:parent-style-name="Standard" style:list-style-name="L17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style:text-underline-style="none" officeooo:rsid="00220d27" officeooo:paragraph-rsid="001ffbb3" style:font-size-asian="15pt" style:font-size-complex="15pt"/>
    </style:style>
    <style:style style:name="P55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fo:color="#000000" style:font-name="Arial" fo:font-size="15pt" fo:language="ca" fo:country="ES" style:text-underline-style="none" officeooo:rsid="00220d27" officeooo:paragraph-rsid="001ffbb3" style:font-size-asian="15pt" style:font-size-complex="15pt"/>
    </style:style>
    <style:style style:name="P56" style:family="paragraph" style:parent-style-name="Standard" style:list-style-name="L8">
      <style:paragraph-properties fo:text-align="justify" style:justify-single-word="false">
        <style:tab-stops>
          <style:tab-stop style:position="0.572cm"/>
        </style:tab-stops>
      </style:paragraph-properties>
      <style:text-properties officeooo:paragraph-rsid="001e9451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officeooo:paragraph-rsid="001e9451"/>
    </style:style>
    <style:style style:name="P58" style:family="paragraph" style:parent-style-name="Standard" style:list-style-name="L17">
      <style:paragraph-properties fo:text-align="justify" style:justify-single-word="false">
        <style:tab-stops>
          <style:tab-stop style:position="0.572cm"/>
        </style:tab-stops>
      </style:paragraph-properties>
      <style:text-properties officeooo:paragraph-rsid="001ffbb3"/>
    </style:style>
    <style:style style:name="P59" style:family="paragraph" style:parent-style-name="Standard">
      <style:paragraph-properties fo:text-align="justify" style:justify-single-word="false">
        <style:tab-stops>
          <style:tab-stop style:position="0.572cm"/>
        </style:tab-stops>
      </style:paragraph-properties>
      <style:text-properties officeooo:paragraph-rsid="001ffbb3"/>
    </style:style>
    <style:style style:name="P60" style:family="paragraph" style:parent-style-name="Standard">
      <style:paragraph-properties fo:text-align="justify" style:justify-single-word="false"/>
      <style:text-properties officeooo:paragraph-rsid="001e9451"/>
    </style:style>
    <style:style style:name="P61" style:family="paragraph" style:parent-style-name="Standard">
      <style:paragraph-properties fo:text-align="justify" style:justify-single-word="false"/>
      <style:text-properties officeooo:paragraph-rsid="001ffbb3"/>
    </style:style>
    <style:style style:name="P62" style:family="paragraph" style:parent-style-name="Standard" style:list-style-name="L8">
      <style:paragraph-properties fo:text-align="justify" style:justify-single-word="false">
        <style:tab-stops>
          <style:tab-stop style:position="0.572cm"/>
        </style:tab-stops>
      </style:paragraph-properties>
      <style:text-properties officeooo:rsid="00250af3" officeooo:paragraph-rsid="001e9451"/>
    </style:style>
    <style:style style:name="P63" style:family="paragraph" style:parent-style-name="Standard" style:list-style-name="L9">
      <style:paragraph-properties fo:text-align="justify" style:justify-single-word="false">
        <style:tab-stops>
          <style:tab-stop style:position="0.572cm"/>
        </style:tab-stops>
      </style:paragraph-properties>
      <style:text-properties officeooo:rsid="00250af3" officeooo:paragraph-rsid="001e9451"/>
    </style:style>
    <style:style style:name="P64" style:family="paragraph" style:parent-style-name="Standard" style:list-style-name="L17">
      <style:paragraph-properties fo:text-align="justify" style:justify-single-word="false">
        <style:tab-stops>
          <style:tab-stop style:position="0.572cm"/>
        </style:tab-stops>
      </style:paragraph-properties>
      <style:text-properties officeooo:rsid="00250af3" officeooo:paragraph-rsid="001ffbb3"/>
    </style:style>
    <style:style style:name="P65" style:family="paragraph" style:parent-style-name="Standard" style:list-style-name="L18">
      <style:paragraph-properties fo:text-align="justify" style:justify-single-word="false">
        <style:tab-stops>
          <style:tab-stop style:position="0.572cm"/>
        </style:tab-stops>
      </style:paragraph-properties>
      <style:text-properties officeooo:rsid="00250af3" officeooo:paragraph-rsid="001ffbb3"/>
    </style:style>
    <style:style style:name="P66" style:family="paragraph" style:parent-style-name="Standard" style:list-style-name="L15">
      <style:paragraph-properties fo:text-align="justify" style:justify-single-word="false"/>
      <style:text-properties style:font-name="Arial" fo:font-size="15pt" fo:language="ca" fo:country="ES" officeooo:paragraph-rsid="001ffbb3" style:font-size-asian="15pt" style:font-size-complex="15pt"/>
    </style:style>
    <style:style style:name="P67" style:family="paragraph" style:parent-style-name="Standard" style:list-style-name="L8">
      <style:paragraph-properties fo:margin-top="0cm" fo:margin-bottom="0cm" loext:contextual-spacing="true" fo:line-height="150%" fo:text-align="start" style:justify-single-word="false" fo:orphans="2" fo:widows="2">
        <style:tab-stops>
          <style:tab-stop style:position="0.572cm"/>
        </style:tab-stops>
      </style:paragraph-properties>
      <style:text-properties officeooo:paragraph-rsid="001e9451"/>
    </style:style>
    <style:style style:name="P68" style:family="paragraph" style:parent-style-name="Standard" style:list-style-name="L17">
      <style:paragraph-properties fo:margin-top="0cm" fo:margin-bottom="0cm" loext:contextual-spacing="true" fo:line-height="150%" fo:text-align="start" style:justify-single-word="false" fo:orphans="2" fo:widows="2">
        <style:tab-stops>
          <style:tab-stop style:position="0.572cm"/>
        </style:tab-stops>
      </style:paragraph-properties>
      <style:text-properties officeooo:paragraph-rsid="001ffbb3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20pt" fo:font-style="italic" style:text-underline-style="solid" style:text-underline-width="auto" style:text-underline-color="font-color" fo:font-weight="bold" officeooo:rsid="00357e32" officeooo:paragraph-rsid="001e9451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color="#000000" style:font-name="Arial" fo:language="ca" fo:country="ES"/>
    </style:style>
    <style:style style:name="T2" style:family="text">
      <style:text-properties fo:color="#000000" style:font-name="Arial" fo:language="ca" fo:country="E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000000" style:font-name="Arial" fo:language="ca" fo:country="ES" fo:font-style="italic" style:text-underline-style="solid" style:text-underline-width="auto" style:text-underline-color="font-color" fo:font-weight="bold" officeooo:rsid="0022772f" style:font-style-asian="italic" style:font-weight-asian="bold" style:font-style-complex="italic" style:font-weight-complex="bold"/>
    </style:style>
    <style:style style:name="T4" style:family="text">
      <style:text-properties fo:color="#000000" style:font-name="Arial" fo:language="ca" fo:country="ES" fo:font-style="italic" style:text-underline-style="solid" style:text-underline-width="auto" style:text-underline-color="font-color" fo:font-weight="bold" officeooo:rsid="003ae17c" style:font-style-asian="italic" style:font-weight-asian="bold" style:font-style-complex="italic" style:font-weight-complex="bold"/>
    </style:style>
    <style:style style:name="T5" style:family="text">
      <style:text-properties fo:color="#000000" style:font-name="Arial" fo:language="ca" fo:country="ES" officeooo:rsid="0022772f"/>
    </style:style>
    <style:style style:name="T6" style:family="text">
      <style:text-properties fo:color="#000000" style:font-name="Arial" fo:language="ca" fo:country="ES" officeooo:rsid="0035bc18"/>
    </style:style>
    <style:style style:name="T7" style:family="text">
      <style:text-properties fo:color="#000000" style:font-name="Arial" fo:language="ca" fo:country="ES" officeooo:rsid="0036281f"/>
    </style:style>
    <style:style style:name="T8" style:family="text">
      <style:text-properties fo:color="#000000" style:font-name="Arial" fo:language="ca" fo:country="ES" officeooo:rsid="0037e310"/>
    </style:style>
    <style:style style:name="T9" style:family="text">
      <style:text-properties fo:color="#000000" style:font-name="Arial" fo:font-size="15pt" fo:language="ca" fo:country="ES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color="#000000" style:font-name="Arial" fo:font-size="15pt" fo:language="ca" fo:country="ES" fo:font-style="normal" style:text-underline-style="none" fo:font-weight="normal" officeooo:rsid="0035bc18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000000" style:font-name="Arial" fo:font-size="15pt" fo:language="ca" fo:country="ES" fo:font-style="normal" style:text-underline-style="none" fo:font-weight="normal" officeooo:rsid="0036281f" style:font-size-asian="13.1000003814697pt" style:font-style-asian="normal" style:font-weight-asian="normal" style:font-size-complex="15pt" style:font-style-complex="normal" style:font-weight-complex="normal"/>
    </style:style>
    <style:style style:name="T12" style:family="text">
      <style:text-properties fo:color="#000000" style:font-name="Arial" fo:font-size="15pt" fo:language="ca" fo:country="ES" fo:font-style="normal" style:text-underline-style="none" fo:font-weight="normal" officeooo:rsid="0037e310" style:font-size-asian="13.1000003814697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000000" style:font-name="Arial" fo:font-size="15pt" fo:language="ca" fo:country="ES" fo:font-style="normal" style:text-underline-style="none" fo:font-weight="normal" officeooo:rsid="00220d27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color="#000000" style:font-name="Arial" fo:font-size="15pt" fo:language="ca" fo:country="ES" fo:font-style="normal" style:text-underline-style="none" fo:font-weight="normal" officeooo:rsid="0022772f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color="#000000" style:font-name="Arial" fo:font-size="15pt" fo:language="ca" fo:country="ES" fo:font-style="normal" style:text-underline-style="none" fo:font-weight="normal" officeooo:rsid="003458ee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000000" style:font-name="Arial" fo:font-size="15pt" fo:language="ca" fo:country="ES" fo:font-style="italic" style:text-underline-style="solid" style:text-underline-width="auto" style:text-underline-color="font-color" fo:font-weight="bold" officeooo:rsid="00220d27" style:font-size-asian="13.1000003814697pt" style:font-style-asian="italic" style:font-weight-asian="bold" style:font-size-complex="15pt" style:font-style-complex="italic" style:font-weight-complex="bold"/>
    </style:style>
    <style:style style:name="T17" style:family="text">
      <style:text-properties fo:color="#000000" style:font-name="Arial" fo:font-size="15pt" fo:language="ca" fo:country="ES" fo:font-style="italic" style:text-underline-style="solid" style:text-underline-width="auto" style:text-underline-color="font-color" fo:font-weight="bold" officeooo:rsid="0032fb3f" style:font-size-asian="13.1000003814697pt" style:font-style-asian="italic" style:font-weight-asian="bold" style:font-size-complex="15pt" style:font-style-complex="italic" style:font-weight-complex="bold"/>
    </style:style>
    <style:style style:name="T18" style:family="text">
      <style:text-properties fo:color="#000000" style:font-name="Arial" fo:font-size="15pt" fo:language="ca" fo:country="ES" style:font-size-asian="15pt" style:font-size-complex="15pt"/>
    </style:style>
    <style:style style:name="T19" style:family="text">
      <style:text-properties fo:color="#000000" style:font-name="Arial" fo:font-size="15pt" fo:language="ca" fo:country="ES" style:text-underline-style="none" style:font-size-asian="15pt" style:font-size-complex="15pt"/>
    </style:style>
    <style:style style:name="T20" style:family="text">
      <style:text-properties fo:color="#000000" style:font-name="Arial" fo:font-size="15pt" fo:language="ca" fo:country="ES" style:text-underline-style="none" officeooo:rsid="00220d27" style:font-size-asian="15pt" style:font-size-complex="15pt"/>
    </style:style>
    <style:style style:name="T21" style:family="text">
      <style:text-properties fo:color="#000000" style:font-name="Arial" fo:font-size="15pt" fo:language="ca" fo:country="ES" style:text-underline-style="none" officeooo:rsid="00237930" style:font-size-asian="15pt" style:font-size-complex="15pt"/>
    </style:style>
    <style:style style:name="T22" style:family="text">
      <style:text-properties fo:color="#000000" style:font-name="Arial" fo:font-size="15pt" fo:language="ca" fo:country="ES" style:text-underline-style="none" officeooo:rsid="0023aa0c" style:font-size-asian="15pt" style:font-size-complex="15pt"/>
    </style:style>
    <style:style style:name="T23" style:family="text">
      <style:text-properties fo:color="#000000" fo:font-style="normal" style:text-underline-style="none" fo:font-weight="normal" officeooo:rsid="0035bc18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5pt" fo:letter-spacing="normal" fo:language="ca" fo:country="ES" fo:font-style="normal" fo:font-weight="normal" style:font-size-asian="15pt" style:font-size-complex="15pt"/>
    </style:style>
    <style:style style:name="T25" style:family="text">
      <style:text-properties fo:font-variant="normal" fo:text-transform="none" fo:color="#000000" style:font-name="Arial" fo:font-size="15pt" fo:letter-spacing="normal" fo:language="ca" fo:country="ES" fo:font-style="normal" fo:font-weight="normal" officeooo:rsid="00220d27" style:font-size-asian="15pt" style:font-size-complex="15pt"/>
    </style:style>
    <style:style style:name="T26" style:family="text">
      <style:text-properties fo:font-variant="normal" fo:text-transform="none" fo:color="#000000" style:font-name="Arial" fo:font-size="15pt" fo:letter-spacing="normal" fo:language="ca" fo:country="ES" fo:font-style="normal" fo:font-weight="normal" officeooo:rsid="003458ee" style:font-size-asian="15pt" style:font-size-complex="15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0pt" fo:language="ca" fo:country="ES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0pt" fo:language="ca" fo:country="ES" fo:font-style="normal" style:text-underline-style="none" style:font-name-asian="Arial2" style:font-size-asian="10pt" style:font-style-asian="normal" style:font-name-complex="Arial2" style:font-size-complex="10pt" style:font-style-complex="italic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0pt" fo:language="ca" fo:country="ES" style:text-underline-style="none" style:font-name-asian="Arial2" style:font-size-asian="10pt" style:font-name-complex="Arial2" style:font-size-complex="10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0pt" fo:language="ca" fo:country="ES" style:font-name-asian="Arial2" style:font-size-asian="10pt" style:font-name-complex="Arial2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language="ca" fo:country="ES" style:font-name-asian="Arial2" style:font-name-complex="Arial2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language="ca" fo:country="ES" officeooo:rsid="001e9451" style:font-name-asian="Arial2" style:font-name-complex="Arial2"/>
    </style:style>
    <style:style style:name="T33" style:family="text">
      <style:text-properties fo:font-variant="normal" fo:text-transform="none" fo:color="#212121" style:font-name="arial" fo:font-size="21.75pt" fo:letter-spacing="normal" fo:language="ca" fo:country="ES" fo:font-style="normal" style:text-underline-style="none" fo:font-weight="normal" officeooo:rsid="0023aa0c" style:font-size-asian="15pt" style:font-size-complex="15pt"/>
    </style:style>
    <style:style style:name="T34" style:family="text">
      <style:text-properties officeooo:rsid="003a9685"/>
    </style:style>
    <style:style style:name="T35" style:family="text">
      <style:text-properties officeooo:rsid="003bb148"/>
    </style:style>
    <style:style style:name="T36" style:family="text">
      <style:text-properties officeooo:rsid="003ea751"/>
    </style:style>
    <style:style style:name="T37" style:family="text">
      <style:text-properties officeooo:rsid="0040213e"/>
    </style:style>
    <style:style style:name="T38" style:family="text">
      <style:text-properties officeooo:rsid="004073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32">D</text:span><text:span text:style-name="T31">ocumentació del projecte</text:span></text:p>
      <text:p text:style-name="P13"><text:span text:style-name="T2"/></text:p>
      <text:p text:style-name="P14"><text:span text:style-name="T2">E</text:span><text:span text:style-name="T3">structuració de </text:span><text:span text:style-name="T4">la</text:span><text:span text:style-name="T3"> web</text:span></text:p>
      <text:p text:style-name="P24"/>
      <text:p text:style-name="P16"><text:span text:style-name="T5">R</text:span><text:span text:style-name="T1">esumidament la web de promoció del videojoc consta dels següents apartats:</text:span></text:p>
      <text:p text:style-name="P30"/>
      <text:p text:style-name="P20"><text:span text:style-name="T1">1. Pagina d’inici (index.html) </text:span><text:span text:style-name="T6">que mostra:</text:span></text:p>
      <text:p text:style-name="P36"/>
      <text:list xml:id="list2842563372" text:style-name="L10">
        <text:list-item>
          <text:p text:style-name="P34">El nom del videojoc en la capçalera. </text:p>
          <text:p text:style-name="P34"/>
        </text:list-item>
        <text:list-item>
          <text:p text:style-name="P34"><text:span text:style-name="T35">Un </text:span>apartat que permet navegar pel lloc web <text:span text:style-name="T36">amb</text:span> una llista amb les següents opcions: “Inici”, “Videojoc” i "Contacte".</text:p>
          <text:p text:style-name="P34"/>
        </text:list-item>
        <text:list-item>
          <text:p text:style-name="P19"><text:span text:style-name="T6">La pàgina d’inici mostra la informació més destacada sobre el videojoc: una mena de resum o primera impressió atractiva com a pàgina inicial.</text:span></text:p>
          <text:p text:style-name="P34"/>
        </text:list-item>
        <text:list-item>
          <text:p text:style-name="P34"><text:s/>Al peu de pàgina apareix el rellevant del projecte. </text:p>
        </text:list-item>
      </text:list>
      <text:p text:style-name="P36"/>
      <text:p text:style-name="P22"><text:span text:style-name="T1">2. Pagina </text:span><text:span text:style-name="T8">del videojoc </text:span><text:span text:style-name="T1">(videojoc.html) que mostra:</text:span></text:p>
      <text:p text:style-name="P36"/>
      <text:list xml:id="list2533671942" text:style-name="L15">
        <text:list-item>
          <text:p text:style-name="P35">Títol de la pàgina: <text:span text:style-name="T37">El meu v</text:span>ideojoc.</text:p>
          <text:p text:style-name="P35"/>
        </text:list-item>
        <text:list-item>
          <text:p text:style-name="P35">Un treball mitjançant àudio i/o vídeo, utilitzant les etiquetes adequades.</text:p>
          <text:p text:style-name="P35"/>
        </text:list-item>
        <text:list-item>
          <text:p text:style-name="P66"><text:span text:style-name="T23">Breu descripció del vídeo, </text:span>col·lecció dels assets que <text:span text:style-name="T38">s’han utilitzat</text:span> per al <text:span text:style-name="T38">desenvolupament del </text:span>videojoc, <text:span text:style-name="T38">h</text:span>a mode de <text:span text:style-name="T38">tràiler.</text:span></text:p>
        </text:list-item>
      </text:list>
      <text:p text:style-name="P36"/>
      <text:p text:style-name="P61"><text:span text:style-name="T10">3. </text:span><text:span text:style-name="T11">Un </text:span><text:span text:style-name="T10">full d'estils CSS amb la definició de tots els estils aplicats en </text:span><text:span text:style-name="T11">la </text:span><text:span text:style-name="T10">web anomenat ''main.css''. </text:span><text:span text:style-name="T11">I un segon full d’estils, on definir els estils aplicats ha la pàgina “videojoc.html” i en la pàgina del contacte, anomenat ''pages.css''.</text:span></text:p>
      <text:p text:style-name="P38"/>
      <text:p text:style-name="P61"><text:span text:style-name="T11">4. </text:span><text:span text:style-name="T12">Pagina de contacte (contacte.html), on s'afegira un formulari que mostrara els següents </text:span><text:span text:style-name="T9">camps i requeriments:</text:span></text:p>
      <text:p text:style-name="P42"/>
      <text:list xml:id="list1877656293" text:style-name="L16">
        <text:list-item>
          <text:p text:style-name="P41">Noms i cognoms (camp tipus text).</text:p>
          <text:p text:style-name="P41"/>
        </text:list-item>
        <text:list-item>
          <text:p text:style-name="P41"><text:s/>Adreça (camp tipus text).</text:p>
          <text:p text:style-name="P41"><text:soft-page-break/></text:p>
        </text:list-item>
        <text:list-item>
          <text:p text:style-name="P41">Ciutat (llista de selecció).</text:p>
          <text:p text:style-name="P41"/>
        </text:list-item>
        <text:list-item>
          <text:p text:style-name="P41">Data de naixement (camp tipus date).</text:p>
          <text:p text:style-name="P41"/>
        </text:list-item>
        <text:list-item>
          <text:p text:style-name="P41">Sexe (tipus radiobutton).</text:p>
          <text:p text:style-name="P41"/>
        </text:list-item>
        <text:list-item>
          <text:p text:style-name="P41">Correu electrònic (camp tipus email).</text:p>
          <text:p text:style-name="P41"/>
        </text:list-item>
        <text:list-item>
          <text:p text:style-name="P41">Password (camp tipus contrasenya).</text:p>
          <text:p text:style-name="P41"/>
        </text:list-item>
        <text:list-item>
          <text:p text:style-name="P41">Acceptació de les condicions. (tipus checkbox).</text:p>
        </text:list-item>
      </text:list>
      <text:p text:style-name="P44"/>
      <text:p text:style-name="P61"><text:span text:style-name="T12"><text:s/></text:span><text:span text:style-name="T16">Descripció </text:span><text:span text:style-name="T17">del concepte i funcionament</text:span><text:span text:style-name="T16"> del videojoc</text:span></text:p>
      <text:p text:style-name="P46"/>
      <text:p text:style-name="P59"><text:span text:style-name="T13">El videojoc és </text:span><text:span text:style-name="T14">del genere de plataformes. </text:span><text:span text:style-name="T15">E</text:span><text:span text:style-name="T14">l qual és </text:span><text:span text:style-name="T13">caracteritza per </text:span><text:span text:style-name="T24">haver de caminar, córrer, saltar o escalar sobre una sèrie de plataformes i penya-segats </text:span><text:span text:style-name="T25">a</text:span><text:span text:style-name="T24">mb enemics. </text:span><text:span text:style-name="T25">M</text:span><text:span text:style-name="T24">entre </text:span><text:span text:style-name="T25">é</text:span><text:span text:style-name="T24">s recullen objectes per poder completar el joc. Aquest videojoc sol usar vistes de desplaçament horitzontal cap </text:span><text:span text:style-name="T26">h</text:span><text:span text:style-name="T24">a l'esquerra o cap </text:span><text:span text:style-name="T26">h</text:span><text:span text:style-name="T24">a la dreta.</text:span><text:span text:style-name="T18"> </text:span></text:p>
      <text:p text:style-name="P48"/>
      <text:p text:style-name="P26">Elements que formen el videojoc</text:p>
      <text:p text:style-name="P50"/>
      <text:p text:style-name="P26">Assets</text:p>
      <text:p text:style-name="P55"/>
      <text:p text:style-name="P55">Els assets que componen el videojoc són: </text:p>
      <text:p text:style-name="P55"/>
      <text:list xml:id="list2905219227" text:style-name="L17">
        <text:list-item>
          <text:p text:style-name="P54">Les animacions.</text:p>
        </text:list-item>
      </text:list>
      <text:p text:style-name="P55"/>
      <text:list xml:id="list174544960254617" text:continue-numbering="true" text:style-name="L17">
        <text:list-item>
          <text:p text:style-name="P58"><text:span text:style-name="T20">Els models </text:span><text:span text:style-name="T21">dels personatges</text:span><text:span text:style-name="T20"> o Sprite</text:span><text:span text:style-name="T21">s</text:span><text:span text:style-name="T20">.</text:span></text:p>
          <text:p text:style-name="P68"/>
        </text:list-item>
        <text:list-item>
          <text:p text:style-name="P54">IA del <text:span text:style-name="T34">videojoc.</text:span></text:p>
        </text:list-item>
      </text:list>
      <text:p text:style-name="P55"/>
      <text:list xml:id="list174546083941135" text:continue-numbering="true" text:style-name="L17">
        <text:list-item>
          <text:p text:style-name="P64"><text:span text:style-name="T20">O</text:span><text:span text:style-name="T19">bjectes o items.</text:span></text:p>
          <text:p text:style-name="P54"/>
        </text:list-item>
        <text:list-item>
          <text:p text:style-name="P54">Sons i Música.</text:p>
        </text:list-item>
      </text:list>
      <text:p text:style-name="P55"/>
      <text:p text:style-name="P28">Mapa del joc</text:p>
      <text:p text:style-name="P59"><text:span text:style-name="T22"/></text:p>
      <text:p text:style-name="P59"><text:span text:style-name="T22">El mapa del videojoc creat, és caracteritza per augmentar progressivament de dificultat cada vegada que és completi un nivell. I </text:span><text:soft-page-break/><text:span text:style-name="T22">cada nivell mostra nou tipus de contingut i reptes per</text:span><text:span text:style-name="T33"> </text:span><text:span text:style-name="T24">mantenir l'interès dels jugadors.</text:span></text:p>
      <text:p text:style-name="P6"/>
      <text:p text:style-name="P12">Videojoc</text:p>
      <text:p text:style-name="P10"/>
      <text:p text:style-name="P4">Els elements que conformen el videojoc serien:</text:p>
      <text:p text:style-name="P4"/>
      <text:list xml:id="list2709764173" text:style-name="L18">
        <text:list-item>
          <text:p text:style-name="P3">El control dels personatge.</text:p>
        </text:list-item>
      </text:list>
      <text:p text:style-name="P4"/>
      <text:list xml:id="list174544077504808" text:continue-numbering="true" text:style-name="L18">
        <text:list-item>
          <text:p text:style-name="P3">Els mapes o escenaris.</text:p>
        </text:list-item>
      </text:list>
      <text:p text:style-name="P4"/>
      <text:list xml:id="list174545257264860" text:continue-numbering="true" text:style-name="L18">
        <text:list-item>
          <text:p text:style-name="P65"><text:span text:style-name="T24">Els nivells del joc.</text:span></text:p>
        </text:list-item>
      </text:list>
      <text:p text:style-name="P4"/>
      <text:list xml:id="list174545535520576" text:continue-numbering="true" text:style-name="L18">
        <text:list-item>
          <text:p text:style-name="P3">La historia del joc.</text:p>
        </text:list-item>
      </text:list>
      <text:p text:style-name="P4"/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7:35:25.292000000</meta:creation-date>
    <dc:date>2019-04-30T17:45:43.647000000</dc:date>
    <meta:editing-duration>PT10M17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54" meta:word-count="408" meta:character-count="2382" meta:non-whitespace-character-count="2045"/>
  </office:meta>
</office:document-meta>
</file>